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5031" officeooo:paragraph-rsid="00135031"/>
    </style:style>
    <style:style style:name="P2" style:family="paragraph" style:parent-style-name="Text_20_body">
      <style:text-properties fo:language="lt" fo:country="LT" officeooo:rsid="001a6cea" officeooo:paragraph-rsid="001a6cea"/>
    </style:style>
    <style:style style:name="P3" style:family="paragraph" style:parent-style-name="Text_20_body">
      <style:text-properties fo:language="lt" fo:country="LT" officeooo:rsid="001beb08" officeooo:paragraph-rsid="001beb08"/>
    </style:style>
    <style:style style:name="P4" style:family="paragraph" style:parent-style-name="Text_20_body">
      <style:text-properties fo:language="lt" fo:country="LT" officeooo:rsid="001c5464" officeooo:paragraph-rsid="001c5464"/>
    </style:style>
    <style:style style:name="P5" style:family="paragraph" style:parent-style-name="Text_20_body">
      <style:text-properties fo:language="lt" fo:country="LT" officeooo:rsid="001d05db" officeooo:paragraph-rsid="001d05db"/>
    </style:style>
    <style:style style:name="P6" style:family="paragraph" style:parent-style-name="Text_20_body">
      <style:text-properties fo:language="lt" fo:country="LT" officeooo:rsid="001d43c8" officeooo:paragraph-rsid="001d43c8"/>
    </style:style>
    <style:style style:name="P7" style:family="paragraph" style:parent-style-name="Text_20_body" style:list-style-name="L1">
      <style:text-properties fo:language="lt" fo:country="LT" officeooo:rsid="001d43c8" officeooo:paragraph-rsid="001d43c8"/>
    </style:style>
    <style:style style:name="P8" style:family="paragraph" style:parent-style-name="Text_20_body">
      <style:text-properties fo:language="lt" fo:country="LT" officeooo:rsid="001f00d9" officeooo:paragraph-rsid="001f00d9"/>
    </style:style>
    <style:style style:name="P9" style:family="paragraph" style:parent-style-name="Text_20_body">
      <style:text-properties fo:language="lt" fo:country="LT" officeooo:rsid="001fd819" officeooo:paragraph-rsid="001fd819"/>
    </style:style>
    <style:style style:name="P10" style:family="paragraph" style:parent-style-name="Text_20_body">
      <style:text-properties fo:language="lt" fo:country="LT" officeooo:rsid="0020b9c8" officeooo:paragraph-rsid="0020b9c8"/>
    </style:style>
    <style:style style:name="P11" style:family="paragraph" style:parent-style-name="Text_20_body">
      <style:text-properties officeooo:rsid="00135031" officeooo:paragraph-rsid="00135031"/>
    </style:style>
    <style:style style:name="P12" style:family="paragraph" style:parent-style-name="Text_20_body">
      <style:text-properties officeooo:rsid="00135031" officeooo:paragraph-rsid="0013ec42"/>
    </style:style>
    <style:style style:name="P13" style:family="paragraph" style:parent-style-name="Text_20_body">
      <style:text-properties officeooo:rsid="00135031" officeooo:paragraph-rsid="0015a18c"/>
    </style:style>
    <style:style style:name="P14" style:family="paragraph" style:parent-style-name="Text_20_body">
      <style:text-properties officeooo:rsid="0013ec42" officeooo:paragraph-rsid="0013ec42"/>
    </style:style>
    <style:style style:name="P15" style:family="paragraph" style:parent-style-name="Text_20_body">
      <style:text-properties officeooo:rsid="0015a18c" officeooo:paragraph-rsid="0015a18c"/>
    </style:style>
    <style:style style:name="P16" style:family="paragraph" style:parent-style-name="Text_20_body">
      <style:text-properties officeooo:paragraph-rsid="00174d11"/>
    </style:style>
    <style:style style:name="P17" style:family="paragraph" style:parent-style-name="Text_20_body">
      <style:text-properties officeooo:rsid="00174d11" officeooo:paragraph-rsid="00174d11"/>
    </style:style>
    <style:style style:name="P18" style:family="paragraph" style:parent-style-name="Text_20_body">
      <style:text-properties fo:language="en" fo:country="US" officeooo:rsid="00174d11" officeooo:paragraph-rsid="00174d11"/>
    </style:style>
    <style:style style:name="P19" style:family="paragraph" style:parent-style-name="Text_20_body">
      <style:text-properties fo:language="en" fo:country="US" officeooo:rsid="001c5464" officeooo:paragraph-rsid="001c5464"/>
    </style:style>
    <style:style style:name="P20" style:family="paragraph" style:parent-style-name="Text_20_body">
      <style:text-properties officeooo:rsid="0018d83b" officeooo:paragraph-rsid="0018d83b"/>
    </style:style>
    <style:style style:name="P21" style:family="paragraph" style:parent-style-name="Text_20_body">
      <style:text-properties officeooo:rsid="0020b9c8" officeooo:paragraph-rsid="0020b9c8"/>
    </style:style>
    <style:style style:name="P22" style:family="paragraph" style:parent-style-name="Title">
      <style:text-properties fo:language="lt" fo:country="LT" officeooo:rsid="00135031" officeooo:paragraph-rsid="00135031"/>
    </style:style>
    <style:style style:name="P23" style:family="paragraph" style:parent-style-name="Heading_20_2">
      <style:text-properties officeooo:paragraph-rsid="001beb08"/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fo:language="lt" fo:country="LT" officeooo:rsid="00174d11" officeooo:paragraph-rsid="00174d11"/>
    </style:style>
    <style:style style:name="P28" style:family="paragraph" style:parent-style-name="Heading_20_1">
      <style:text-properties fo:language="lt" fo:country="LT" officeooo:rsid="00135031" officeooo:paragraph-rsid="00135031"/>
    </style:style>
    <style:style style:name="P29" style:family="paragraph" style:parent-style-name="Heading_20_1">
      <style:text-properties officeooo:rsid="00135031" officeooo:paragraph-rsid="00135031"/>
    </style:style>
    <style:style style:name="P30" style:family="paragraph" style:parent-style-name="Heading_20_1" style:list-style-name=""/>
    <style:style style:name="T1" style:family="text">
      <style:text-properties fo:language="lt" fo:country="LT"/>
    </style:style>
    <style:style style:name="T2" style:family="text">
      <style:text-properties fo:language="lt" fo:country="LT" officeooo:rsid="00135031"/>
    </style:style>
    <style:style style:name="T3" style:family="text">
      <style:text-properties fo:language="lt" fo:country="LT" officeooo:rsid="0013ec42"/>
    </style:style>
    <style:style style:name="T4" style:family="text">
      <style:text-properties fo:language="lt" fo:country="LT" officeooo:rsid="0015a18c"/>
    </style:style>
    <style:style style:name="T5" style:family="text">
      <style:text-properties fo:language="lt" fo:country="LT" officeooo:rsid="00174d11"/>
    </style:style>
    <style:style style:name="T6" style:family="text">
      <style:text-properties fo:language="lt" fo:country="LT" officeooo:rsid="0018d83b"/>
    </style:style>
    <style:style style:name="T7" style:family="text">
      <style:text-properties fo:language="lt" fo:country="LT" officeooo:rsid="001beb08"/>
    </style:style>
    <style:style style:name="T8" style:family="text">
      <style:text-properties fo:language="lt" fo:country="LT" officeooo:rsid="001a6b66"/>
    </style:style>
    <style:style style:name="T9" style:family="text">
      <style:text-properties fo:language="lt" fo:country="LT" officeooo:rsid="002256d8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3ec42"/>
    </style:style>
    <style:style style:name="T12" style:family="text">
      <style:text-properties fo:language="en" fo:country="US" officeooo:rsid="0015a18c"/>
    </style:style>
    <style:style style:name="T13" style:family="text">
      <style:text-properties fo:language="en" fo:country="US" officeooo:rsid="001c5464"/>
    </style:style>
    <style:style style:name="T14" style:family="text">
      <style:text-properties officeooo:rsid="001a6cea"/>
    </style:style>
    <style:style style:name="T15" style:family="text">
      <style:text-properties officeooo:rsid="001c5464"/>
    </style:style>
    <style:style style:name="T16" style:family="text">
      <style:text-properties officeooo:rsid="001d05db"/>
    </style:style>
    <style:style style:name="T17" style:family="text">
      <style:text-properties officeooo:rsid="001d43c8"/>
    </style:style>
    <style:style style:name="T18" style:family="text">
      <style:text-properties officeooo:rsid="001f00d9"/>
    </style:style>
    <style:style style:name="T19" style:family="text">
      <style:text-properties officeooo:rsid="002102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imonas Beniu<text:span text:style-name="T1">šis, Kompiuterių Mokslas 1, 1gr. stud.nr 1410102<text:line-break/></text:span></text:p>
      <text:p text:style-name="P22">OS app<text:line-break/><text:line-break/><text:line-break/><text:line-break/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urinys</text:p>
          </text:index-title>
          <text:p text:style-name="P25"><text:a xlink:type="simple" xlink:href="#__RefHeading___Toc126_1589136941" text:style-name="Index_20_Link" text:visited-style-name="Index_20_Link">Stekinė virtuali mašina (Vykdo „Bytecode“)<text:tab/>2</text:a></text:p>
          <text:p text:style-name="P25"><text:a xlink:type="simple" xlink:href="#__RefHeading___Toc113_1589136941" text:style-name="Index_20_Link" text:visited-style-name="Index_20_Link">Reali Mašina (Kernel)<text:tab/>2</text:a></text:p>
          <text:p text:style-name="P25"><text:a xlink:type="simple" xlink:href="#__RefHeading___Toc115_1589136941" text:style-name="Index_20_Link" text:visited-style-name="Index_20_Link">Komandos<text:tab/>2</text:a></text:p>
          <text:p text:style-name="P25"><text:a xlink:type="simple" xlink:href="#__RefHeading___Toc117_1589136941" text:style-name="Index_20_Link" text:visited-style-name="Index_20_Link">Puslapiavimas<text:tab/>3</text:a></text:p>
          <text:p text:style-name="P24"><text:a xlink:type="simple" xlink:href="#__RefHeading___Toc119_1589136941" text:style-name="Index_20_Link" text:visited-style-name="Index_20_Link">Funkcija va2pa (virtualus adresas į realų adresą)<text:tab/>3</text:a></text:p>
          <text:p text:style-name="P24"><text:a xlink:type="simple" xlink:href="#__RefHeading___Toc121_1589136941" text:style-name="Index_20_Link" text:visited-style-name="Index_20_Link">Kaip iš pa nuskaityti arba įrašyti į atmintį:<text:tab/>3</text:a></text:p>
          <text:p text:style-name="P25"><text:a xlink:type="simple" xlink:href="#__RefHeading___Toc123_1589136941" text:style-name="Index_20_Link" text:visited-style-name="Index_20_Link">Multiprograminė OS<text:tab/>4</text:a></text:p>
          <text:p text:style-name="P25"><text:a xlink:type="simple" xlink:href="#__RefHeading___Toc128_1589136941" text:style-name="Index_20_Link" text:visited-style-name="Index_20_Link">Procesas<text:tab/>4</text:a></text:p>
          <text:p text:style-name="P24"><text:a xlink:type="simple" xlink:href="#__RefHeading___Toc130_1589136941" text:style-name="Index_20_Link" text:visited-style-name="Index_20_Link">Būsenos:<text:tab/>4</text:a></text:p>
          <text:p text:style-name="P24"><text:a xlink:type="simple" xlink:href="#__RefHeading___Toc132_1589136941" text:style-name="Index_20_Link" text:visited-style-name="Index_20_Link">SysProc (Sisteminiai procesai):<text:tab/>4</text:a></text:p>
          <text:p text:style-name="P24"><text:a xlink:type="simple" xlink:href="#__RefHeading___Toc134_1589136941" text:style-name="Index_20_Link" text:visited-style-name="Index_20_Link">UserProc (Vartotojo procesai):<text:tab/>4</text:a></text:p>
          <text:p text:style-name="P25"><text:a xlink:type="simple" xlink:href="#__RefHeading___Toc136_1589136941" text:style-name="Index_20_Link" text:visited-style-name="Index_20_Link">Pertraukimai (PIC – Programmable Interrupt Controller)<text:tab/>5</text:a></text:p>
          <text:p text:style-name="P25"><text:a xlink:type="simple" xlink:href="#__RefHeading___Toc138_1589136941" text:style-name="Index_20_Link" text:visited-style-name="Index_20_Link">Context Switch<text:tab/>5</text:a></text:p>
          <text:p text:style-name="P25"><text:a xlink:type="simple" xlink:href="#__RefHeading___Toc141_1589136941" text:style-name="Index_20_Link" text:visited-style-name="Index_20_Link">Resursas<text:tab/>6</text:a></text:p>
          <text:p text:style-name="P24"><text:a xlink:type="simple" xlink:href="#__RefHeading___Toc143_1589136941" text:style-name="Index_20_Link" text:visited-style-name="Index_20_Link">Išimtys<text:tab/>6</text:a></text:p>
        </text:index-body>
      </text:table-of-content>
      <text:h text:style-name="P30" text:outline-level="1"><text:span text:style-name="T2"/></text:h>
      <text:h text:style-name="P26" text:outline-level="1"><text:bookmark-start text:name="__RefHeading___Toc126_1589136941"/>Stekinė virtuali mašina <text:span text:style-name="T9">(Vykdo „Bytecode“)</text:span><text:bookmark-end text:name="__RefHeading___Toc126_1589136941"/></text:h>
      <text:p text:style-name="P11"><text:span text:style-name="T1">Registrai:</text:span></text:p>
      <text:p text:style-name="P11"><text:span text:style-name="T1">IP – sekanti instrukcija</text:span></text:p>
      <text:p text:style-name="P11"><text:span text:style-name="T1">SP – steko „pointer“</text:span></text:p>
      <text:p text:style-name="P11"><text:span text:style-name="T1">PLR – pusliapių lentelės adresas</text:span></text:p>
      <text:h text:style-name="P28" text:outline-level="1"><text:bookmark-start text:name="__RefHeading___Toc113_1589136941"/>Reali Mašina <text:span text:style-name="T14">(Kernel)</text:span><text:bookmark-end text:name="__RefHeading___Toc113_1589136941"/></text:h>
      <text:p text:style-name="P11"><text:span text:style-name="T1">Papildomi registrai</text:span></text:p>
      <text:p text:style-name="P11"><text:span text:style-name="T1">T - „timer“ <text:s/></text:span><text:span text:style-name="T6">(intervalas – 8);</text:span></text:p>
      <text:p text:style-name="P11"><text:span text:style-name="T1">IT – pertraukimų įjungimas/išjungimas</text:span></text:p>
      <text:p text:style-name="P20"><text:span text:style-name="T1">Visi registrai yra 4 baitų</text:span></text:p>
      <text:h text:style-name="P29" text:outline-level="1"><text:bookmark-start text:name="__RefHeading___Toc115_1589136941"/><text:span text:style-name="T1">Komandos</text:span><text:bookmark-end text:name="__RefHeading___Toc115_1589136941"/></text:h>
      <text:p text:style-name="P14"><text:span text:style-name="T2">A</text:span><text:span text:style-name="T1">prašymuose naudojama: b – stekas[sp], a – stekas[sp-1]</text:span></text:p>
      <text:p text:style-name="P14"><text:span text:style-name="T2">nop – </text:span><text:span text:style-name="T1">nėra veiksmų</text:span></text:p>
      <text:p text:style-name="P11"><text:span text:style-name="T1">iadd – </text:span><text:span text:style-name="T3">stekas[sp – </text:span><text:span text:style-name="T11">1</text:span><text:span text:style-name="T3">] </text:span><text:span text:style-name="T11">= </text:span><text:span text:style-name="T3">a + b</text:span></text:p>
      <text:p text:style-name="P12"><text:span text:style-name="T1">isub – </text:span><text:span text:style-name="T3">stekas[sp – </text:span><text:span text:style-name="T11">1</text:span><text:span text:style-name="T3">] </text:span><text:span text:style-name="T11">= </text:span><text:span text:style-name="T3">a - b</text:span></text:p>
      <text:p text:style-name="P12"><text:span text:style-name="T1">imul – </text:span><text:span text:style-name="T3">stekas[sp – </text:span><text:span text:style-name="T11">1</text:span><text:span text:style-name="T3">] </text:span><text:span text:style-name="T11">= </text:span><text:span text:style-name="T3">a * b</text:span></text:p>
      <text:p text:style-name="P11"><text:span text:style-name="T1">ilt – </text:span><text:span text:style-name="T3">(less then) <text:s/></text:span><text:span text:style-name="T11">stekas[sp - 1] = <text:s/>(a &lt; b) ? 1 : 0</text:span></text:p>
      <text:p text:style-name="P11"><text:span text:style-name="T1">ieq – </text:span><text:span text:style-name="T11">(equals) = stekas[sp -1] = (a == b) ? 1: 0</text:span></text:p>
      <text:p text:style-name="P11"><text:span text:style-name="T1">br – </text:span><text:span text:style-name="T11">(branch) ip = </text:span><text:span text:style-name="T12">code[ip] </text:span></text:p>
      <text:p text:style-name="P11"><text:span text:style-name="T1">brt – </text:span><text:span text:style-name="T12">(branch true) daryti br, jeigu stekas[sp] = 1</text:span></text:p>
      <text:p text:style-name="P13"><text:span text:style-name="T1">brf - </text:span><text:span text:style-name="T12">(branch false) daryti br, jeigu stekas[sp] = 0</text:span></text:p>
      <text:p text:style-name="P11"><text:span text:style-name="T1">iconst – </text:span><text:span text:style-name="T12">stekas[sp +1] = code[ip]</text:span></text:p>
      <text:p text:style-name="P11"><text:span text:style-name="T1">gload – </text:span><text:span text:style-name="T12">stekas[sp +1] = stekas[code[ip]]</text:span></text:p>
      <text:p text:style-name="P13"><text:span text:style-name="T1">gstore <text:s/>– </text:span><text:span text:style-name="T12">stekas[code[ip]] = stekas[sp]</text:span></text:p>
      <text:p text:style-name="P11"><text:span text:style-name="T1">pop – </text:span><text:span text:style-name="T12">suma</text:span><text:span text:style-name="T4">žina sp vienetu</text:span></text:p>
      <text:p text:style-name="P11"><text:span text:style-name="T1">int – </text:span><text:span text:style-name="T4">sisteminis pertraukimas</text:span></text:p>
      <text:p text:style-name="P15"><text:span text:style-name="T1">Komandos su 1 privalomu argumentu: iconst, gload, gstore, int</text:span></text:p>
      <text:p text:style-name="P21"><text:span text:style-name="T1">Komandos su žymėmis (tekstinio tipo): br, brt, brf</text:span></text:p>
      <text:p text:style-name="P15"><text:span text:style-name="T1">Visos kitos neturi argumentų. </text:span><text:span text:style-name="T8">Padarytas MiniCompiler <text:s/>kuris leidžia rašyti komentarus ir tekstinias žymes (label), naudojamas su br, brf, brt instrukcijomis. Visas komandas verčia į „Bytecode“.</text:span></text:p>
      <text:h text:style-name="P27" text:outline-level="1"><text:bookmark-start text:name="__RefHeading___Toc117_1589136941"/>Puslapiavimas<text:bookmark-end text:name="__RefHeading___Toc117_1589136941"/></text:h>
      <text:p text:style-name="P16"><text:span text:style-name="T5"/></text:p>
      <text:p text:style-name="P17"><text:span text:style-name="T1">Puslapiavimas yra „lazy allocation“ mechanizmo, t. y. Priskiria lentelėi puslapį tik kada jo trūksta.</text:span></text:p>
      <text:p text:style-name="P17"><text:span text:style-name="T1">Visada VM turi turėti bent 1 „overhead“ puslapį.</text:span></text:p>
      <text:p text:style-name="P17"><text:span text:style-name="T1"/></text:p>
      <text:p text:style-name="P17"><text:span text:style-name="T1">PAGE_SIZE </text:span><text:span text:style-name="T10">= 32 </text:span></text:p>
      <text:p text:style-name="P17"><text:span text:style-name="T1">Dėl patogumo, atmintis (RAM) suskirtyta į 16 </text:span><text:span text:style-name="T10">PAGE_SIZE dyd</text:span><text:span text:style-name="T1">žio „Frame“</text:span></text:p>
      <text:p text:style-name="P17"><text:span text:style-name="T1">Žodžio ilgis 32bit (int ilgio). Taigi, atmintes yra 32 * 4 * 16 </text:span><text:span text:style-name="T10">= 2048 baitai, arba 2 KiB</text:span></text:p>
      <text:p text:style-name="P17"><text:span text:style-name="T10">Kernel’io atminties neskai</text:span><text:span text:style-name="T1">čiuojame, nes jos neadresuojame.</text:span></text:p>
      <text:h text:style-name="Heading_20_2" text:outline-level="2"><text:bookmark-start text:name="__RefHeading___Toc119_1589136941"/>Funkcija va2pa (virtualus adresas į realų adresą)<text:bookmark-end text:name="__RefHeading___Toc119_1589136941"/></text:h>
      <text:p text:style-name="P17"><text:span text:style-name="T1"><text:s text:c="8"/>MemFrame pagingTable = Kernel.ram[ptr];</text:span></text:p>
      <text:p text:style-name="P17"><text:span text:style-name="T1"><text:s text:c="8"/>int frameIndex = va / PAGE_SIZE;</text:span></text:p>
      <text:p text:style-name="P17"><text:span text:style-name="T1"><text:s text:c="8"/>int offset = va % PAGE_SIZE;</text:span></text:p>
      <text:p text:style-name="P17"><text:span text:style-name="T1"><text:s text:c="8"/>int tableIndex = pagingTable.mem[frameIndex];</text:span></text:p>
      <text:p text:style-name="P17"><text:span text:style-name="T1"><text:s text:c="8"/>int pa = offset + tableIndex * PAGE_SIZE;</text:span></text:p>
      <text:p text:style-name="P17"><text:span text:style-name="T1"><text:s text:c="8"/>return pa;</text:span></text:p>
      <text:p text:style-name="P17"><text:span text:style-name="T1"/></text:p>
      <text:h text:style-name="Heading_20_2" text:outline-level="2"><text:bookmark-start text:name="__RefHeading___Toc121_1589136941"/>Kaip i<text:span text:style-name="T1">š pa nuskaityti arba įrašyti į atmintį:</text:span><text:bookmark-end text:name="__RefHeading___Toc121_1589136941"/></text:h>
      <text:p text:style-name="P18"><text:span text:style-name="T1"><text:s text:c="8"/>int frameAddress = pa / PAGE_SIZE;</text:span></text:p>
      <text:p text:style-name="P18"><text:span text:style-name="T1"><text:s text:c="8"/>MemFrame frame = Kernel.ram[frameAddress];</text:span></text:p>
      <text:p text:style-name="P18"><text:span text:style-name="T1"><text:s text:c="8"/>int offset = pa % PAGE_SIZE;</text:span></text:p>
      <text:p text:style-name="P18"><text:span text:style-name="T1"><text:s text:c="8"/>frame.mem[offset] = val;</text:span></text:p>
      <text:p text:style-name="P17"><text:span text:style-name="T10"/></text:p>
      <text:h text:style-name="P26" text:outline-level="1"><text:bookmark-start text:name="__RefHeading___Toc123_1589136941"/>Multiprograminė OS<text:bookmark-end text:name="__RefHeading___Toc123_1589136941"/></text:h>
      <text:p text:style-name="Text_20_body"/>
      <text:h text:style-name="Heading_20_1" text:outline-level="1"><text:bookmark-start text:name="__RefHeading___Toc128_1589136941"/>Procesas<text:bookmark-end text:name="__RefHeading___Toc128_1589136941"/></text:h>
      <text:h text:style-name="Heading_20_2" text:outline-level="2"><text:bookmark-start text:name="__RefHeading___Toc130_1589136941"/>Būsenos:<text:bookmark-end text:name="__RefHeading___Toc130_1589136941"/></text:h>
      <text:p text:style-name="P3">UNUSED – laisva proceso vieta</text:p>
      <text:p text:style-name="P3">READY – procesas laukia CPU</text:p>
      <text:p text:style-name="P3">ACTIVE – procesas turi CPU</text:p>
      <text:p text:style-name="P3">BLOCKED – procesas laukia signalo, kad jo užklausa (job) yra atlikta</text:p>
      <text:p text:style-name="P3">ZOMBIE – procesas baigė darbą, tačiau neatlaisvino atminties ir vietos</text:p>
      <text:h text:style-name="P23" text:outline-level="2"><text:bookmark-start text:name="__RefHeading___Toc132_1589136941"/>SysProc <text:span text:style-name="T7">(Sisteminiai procesai):</text:span><text:bookmark-end text:name="__RefHeading___Toc132_1589136941"/></text:h>
      <text:p text:style-name="P2">Neturi adresuojamos atminties, naudoja „Kernel“ atmintį.</text:p>
      <text:p text:style-name="P3"/>
      <text:p text:style-name="P3">Viso SysProc tipo procesai vykdo kitų procesų užklausas (job).</text:p>
      <text:p text:style-name="P3">Yra atskirti 3 procesai, kurie atlieka tam tikro <text:span text:style-name="T15">tipo</text:span> užklausas</text:p>
      <text:p text:style-name="P4">Kada turi 0 užklausų, procesas keičia būseną į BLOCKED, kada gauna naują užklausą, keičia būseną į READY. Dar gali būti ACTIVE būsenos.</text:p>
      <text:p text:style-name="P3">FileSystemHandler – su išvedimu į <text:s/>konsolę (standard output), kodo vertimu į „Bytecode“, ir tada tą kompiliuotą kodą siunčia kaip užklausą ProcessHandler</text:p>
      <text:p text:style-name="P3">ProcessHandler – naujų procesų sukūrimas</text:p>
      <text:p text:style-name="P3">MemoryHandler – atminties tvarkymas (procesų atlaisvinimas ir atminties pakrovimas po puslapį)</text:p>
      <text:p text:style-name="P5">1 Papildomas procesas</text:p>
      <text:p text:style-name="P3">IdleProcess – daro nieko (užima CPU kai jis laisvas)</text:p>
      <text:p text:style-name="P4">Gali būti tik ACTIVE ir READY būsenos, nors ir turi 0 užklausų, nes jis užklausų nevykdo.</text:p>
      <text:p text:style-name="P8">IdleProcess kievieną kartą vykdo Context Switch (aprašyta toliau).</text:p>
      <text:h text:style-name="Heading_20_2" text:outline-level="2"><text:bookmark-start text:name="__RefHeading___Toc134_1589136941"/>UserProc (Vartotojo procesai):<text:bookmark-end text:name="__RefHeading___Toc134_1589136941"/></text:h>
      <text:p text:style-name="P4">Visi procesai, kurie yra sukurti iš „Bytecode“. <text:span text:style-name="T16">Jie vyksta VM viduje.</text:span></text:p>
      <text:p text:style-name="P4">Turi adresuojamą atmintį.</text:p>
      <text:p text:style-name="P10">Gali būti 6 procesai vienu metu.</text:p>
      <text:h text:style-name="P26" text:outline-level="1"><text:bookmark-start text:name="__RefHeading___Toc136_1589136941"/>Pertraukimai <text:span text:style-name="T13">(PIC – Programmable Interrupt Controller)</text:span><text:bookmark-end text:name="__RefHeading___Toc136_1589136941"/></text:h>
      <text:p text:style-name="P3">Pertraukimo mechanizmas</text:p>
      <text:p text:style-name="P19">Naudojamas PIC</text:p>
      <text:p text:style-name="P4">Šis mechanizmas apjungia Var<text:span text:style-name="T16">totojo Procesus ir Operacinę sistemą, nes tada vartotojas gali naudoti priveligijuotomis operacijomis (kurios išreiškiamos per sisteminius pertraukimus).</text:span></text:p>
      <text:p text:style-name="P5">PIC apjungia Sisteminius (System call), Išimtinius (Exception) ir Asynchroniškus;</text:p>
      <text:p text:style-name="P5">Pertraukimų sąrašas:</text:p>
      <text:p text:style-name="P5">Išimtiniai 0-15</text:p>
      <text:p text:style-name="P5"><text:s text:c="4"/>USER_ERROR <text:s text:c="5"/><text:tab/>= 15</text:p>
      <text:p text:style-name="P5"><text:s text:c="4"/>INVALID_ADRESS <text:s/><text:tab/>= USER_ERROR – 1 <text:s/><text:span text:style-name="T17">už proceso adreso rėžio ribų</text:span></text:p>
      <text:p text:style-name="P5"><text:s text:c="4"/>INVALID_OPCODE <text:s/><text:tab/>= USER_ERROR – 2 <text:s/><text:span text:style-name="T17">neatpažinta instrukcija</text:span></text:p>
      <text:p text:style-name="P5"><text:s text:c="4"/>UNKNOWN_ERROR <text:s text:c="2"/><text:tab/>= USER_ERROR – 3 <text:s/><text:span text:style-name="T17">neatpažinta klaida</text:span></text:p>
      <text:p text:style-name="P5">Asynchroniški:</text:p>
      <text:p text:style-name="P5"><text:s text:c="4"/>TIMER <text:s text:c="10"/><text:tab/>= 16 <text:s/><text:span text:style-name="T17">reikia keisti aktyvų procesą<text:tab/>(Vykdyk Context Switch)</text:span></text:p>
      <text:p text:style-name="P5"><text:s text:c="4"/>PAGE_FAULT <text:s text:c="6"/>= 17 <text:s/><text:span text:style-name="T17">procesas prašo daugiau atminties </text:span></text:p>
      <text:p text:style-name="P5"><text:s/>Sisteminiai:</text:p>
      <text:p text:style-name="P5"><text:s text:c="4"/>SYSCALL <text:s text:c="8"/>= 32 </text:p>
      <text:p text:style-name="P5"><text:s text:c="4"/>HALT <text:s text:c="15"/>= SYSCALL + 32 <text:s/><text:span text:style-name="T17">kode rasta programos pabaiga</text:span></text:p>
      <text:p text:style-name="P5"><text:s text:c="4"/>WRITE <text:s text:c="13"/>= SYSCALL + 1 <text:tab/> <text:s text:c="2"/><text:span text:style-name="T17">proceso steko paskutinę reikšmę išvesti į konsolę</text:span></text:p>
      <text:p text:style-name="P5"/>
      <text:p text:style-name="P6">Visais išimtinio pertraukimo atvejais procesas yra naikinamas.</text:p>
      <text:p text:style-name="P6"/>
      <text:h text:style-name="Heading_20_1" text:outline-level="1"><text:bookmark-start text:name="__RefHeading___Toc138_1589136941"/>Context Switch<text:bookmark-end text:name="__RefHeading___Toc138_1589136941"/></text:h>
      <text:list xml:id="list884117869788456781" text:style-name="L1">
        <text:list-item>
          <text:p text:style-name="P7">Išsaugojama <text:span text:style-name="T18">esamo </text:span>proceso būsena(PLR, IP ir SP registrai)</text:p>
        </text:list-item>
        <text:list-item>
          <text:p text:style-name="P7">Surandamas sekantis iš eilės pasiruoš<text:span text:style-name="T18">ę</text:span>s (READY būsenos) procesas <text:span text:style-name="T18">(UserProc arba SysProc)</text:span></text:p>
        </text:list-item>
        <text:list-item>
          <text:p text:style-name="P7">Pakraunama rasto proceso būsena</text:p>
        </text:list-item>
        <text:list-item>
          <text:p text:style-name="P7">Procesas gauna CPU.</text:p>
        </text:list-item>
      </text:list>
      <text:p text:style-name="P6"/>
      <text:h text:style-name="P30" text:outline-level="1"/>
      <text:h text:style-name="P26" text:outline-level="1"><text:bookmark-start text:name="__RefHeading___Toc141_1589136941"/>Resursas<text:bookmark-end text:name="__RefHeading___Toc141_1589136941"/></text:h>
      <text:p text:style-name="P8">MicroKernel <text:span text:style-name="T19">resursų (pranešimų) mechanizmą</text:span> įgivendina Job;</text:p>
      <text:p text:style-name="P8">Atliktas Job, keičia jį iškvietusio proceso būseną BLOCKED <text:s/>→ READY</text:p>
      <text:p text:style-name="P8">SysProc darydami užklausas perduoda ne savo PID (process identification number), o PID_IDLE (proceso kuris nevykdo užklausų)</text:p>
      <text:p text:style-name="P8"/>
      <text:h text:style-name="Heading_20_2" text:outline-level="2"><text:bookmark-start text:name="__RefHeading___Toc143_1589136941"/>Išimtys<text:bookmark-end text:name="__RefHeading___Toc143_1589136941"/></text:h>
      <text:p text:style-name="P9">ACTION_REPEAT_LIMIT <text:span text:style-name="T10">= 6</text:span></text:p>
      <text:p text:style-name="P9">Kaikurios užduotys gali būti įvykdomos ne iš karto (pvz. Sukurti naują procesą, arba Priskirti procesui dar vieną puslapį atminties). Tada yra ACTION_REPEAT_LIMIT <text:span text:style-name="T10">kart</text:span>ų bandoma pakartoti tą užklausą. Jeigu per ACTION_REPEAT_LIMIT bandymų pavyksta – tada viskas gerai, jeigu ne, tada ta užklausą pasiuntęs resursas yra atlaisvinamas. Pvz. yra daug procesų ir vienam iš jų pritrūko atminties. Jeigu atminties artimuoju metu ( &lt; 6) neatsilaisvins, tada procesas, kuriam pritrūko atmities bus nutrauktas.</text:p>
      <text:p text:style-name="P9"/>
      <text:p text:style-name="P9">JobCleanup užklausos pradžioje procesas keičia būseną į ZOMBIE ir savo pabaigoje proceso, kuris ją sukūrė, pakeičia būseną ne į READY, tačiau į UNU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6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17S</meta:editing-duration>
    <meta:editing-cycles>19</meta:editing-cycles>
    <meta:generator>LibreOffice/5.2.0.4$Windows_x86 LibreOffice_project/066b007f5ebcc236395c7d282ba488bca6720265</meta:generator>
    <dc:date>2017-05-26T08:41:40.177000000</dc:date>
    <meta:document-statistic meta:table-count="0" meta:image-count="0" meta:object-count="0" meta:page-count="6" meta:paragraph-count="124" meta:word-count="829" meta:character-count="5925" meta:non-whitespace-character-count="4977"/>
    <meta:user-defined meta:name="Info 1"/>
    <meta:user-defined meta:name="Info 2"/>
    <meta:user-defined meta:name="Info 3"/>
    <meta:user-defined meta:name="Info 4"/>
  </office:meta>
</office:document-meta>
</file>